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odulu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string" calcext:value-type="string">
            <text:p>Round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formula="of:=10*10^6" office:value-type="float" office:value="10000000" calcext:value-type="float">
            <text:p>10000000</text:p>
          </table:table-cell>
          <table:table-cell table:formula="of:=(PI()*[.F2]^4)/64" office:value-type="float" office:value="0.000191747598485705" calcext:value-type="float">
            <text:p>0.000191747598486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table:formula="of:=([.B2]*[.C2]^3)/(48*[.D2]*[.E2])" office:value-type="float" office:value="0.000234683512885585" calcext:value-type="float">
            <text:p>0.000234683512886</text:p>
          </table:table-cell>
        </table:table-row>
        <table:table-row table:style-name="ro1">
          <table:table-cell office:value-type="string" calcext:value-type="string">
            <text:p>Tall rectangle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formula="of:=10*10^6" office:value-type="float" office:value="10000000" calcext:value-type="float">
            <text:p>10000000</text:p>
          </table:table-cell>
          <table:table-cell table:formula="of:=([.H3]*[.G3]^3)/12" office:value-type="float" office:value="0.000104166666666667" calcext:value-type="float">
            <text:p>0.00010416666666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table:formula="of:=([.B3]*[.C3]^3)/(48*[.D3]*[.E3])" office:value-type="float" office:value="0.000128" calcext:value-type="float">
            <text:p>0.000128</text:p>
          </table:table-cell>
        </table:table-row>
        <table:table-row table:style-name="ro1">
          <table:table-cell office:value-type="string" calcext:value-type="string">
            <text:p>Flat rectangle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formula="of:=[.D2]" office:value-type="float" office:value="10000000" calcext:value-type="float">
            <text:p>10000000</text:p>
          </table:table-cell>
          <table:table-cell table:formula="of:=([.H4]*[.G4]^3)/12" office:value-type="float" office:value="0.0000000416666666666667" calcext:value-type="float">
            <text:p>4.16666666666667E-08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table:formula="of:=([.B4]*[.C4]^3)/(48*[.D4]*[.E4])" office:value-type="float" office:value="0.32" calcext:value-type="float">
            <text:p>0.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21:11:03.535000000</meta:creation-date>
    <dc:date>2016-09-23T11:37:09.931000000</dc:date>
    <meta:editing-duration>PT16H29M10S</meta:editing-duration>
    <meta:editing-cycles>3</meta:editing-cycles>
    <meta:generator>LibreOffice/5.2.0.4$Windows_x86 LibreOffice_project/066b007f5ebcc236395c7d282ba488bca6720265</meta:generator>
    <meta:document-statistic meta:table-count="1" meta:cell-count="32" meta:object-count="0"/>
  </office:meta>
</office:document-meta>
</file>